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style:text-underline-style="none" style:font-style-asian="italic" style:font-style-complex="italic"/>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ize="14pt"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Édito Zéro </text:p>
      <text:p text:style-name="Standard"/>
      <text:p text:style-name="Standard">Quand on a commencé à présenter notre projet, on nous a souvent demandé : </text:p>
      <text:p text:style-name="Standard"/>
      <text:p text:style-name="P3">« Mais pourquoi vous avez pas fais un site ? »</text:p>
      <text:p text:style-name="Standard"/>
      <text:p text:style-name="Standard">Nous nous lançons dans une série de fanzines de vulgarisation informatique. Pourquoi n'avons nous pas fait de blog ? Simplement parce que les personnes que nous souhaitons toucher ne sont pas forcément à l'aise avec Internet et pour aller se perdre sur un blog de vulgarisation, il faut déjà être un peu informé. Un fanzine, ça se donne, ça s'offre, ça se perd, ça se trouve, ça circule ! Tu peux l'offrir à ta grand mère ou à ton petit fils ! </text:p>
      <text:p text:style-name="Standard"/>
      <text:p text:style-name="Standard">On peut toujours se passer d'internet. C'est super cool d'être déconnecté ! Mais le monde continue de tourner, de se transformer et à notre déconnexion peut virer à l'handicap social et sociétal. Le but n'est pas de vous reconnectez mais de vous donner des clefs d'une compréhension.</text:p>
      <text:p text:style-name="Standard"/>
      <text:p text:style-name="P3">« C'est quoi un fanzine ? En fait c'est un magazine que vous faites ? »</text:p>
      <text:p text:style-name="Standard"/>
      <text:p text:style-name="Standard">La différence entre un magazine et un fanzine est que l'un est fait par des professionnels, l'autre par des amateurs. Mais pas amateurs dans le sens « débutants ». Dans le sens « aimer ». <text:s/>Nous ne prétendons pas donner de leçons. Nous sommes seulement des passionnés qui pensent que le monde irait déjà un peu mieux si les gens comprenaient davantage les enjeux d'internet.</text:p>
      <text:p text:style-name="Standard"><text:s/></text:p>
      <text:p text:style-name="P1">Et vulgariser c'est quoi ? </text:p>
      <text:p text:style-name="P1"/>
      <text:p text:style-name="P2">« La vulgarisation, c'est un livre avec des trous ! »</text:p>
      <text:p text:style-name="Standard"/>
      <text:p text:style-name="Standard">Mmh . . . Nan. Définitivement, nan.</text:p>
      <text:p text:style-name="Standard"/>
      <text:p text:style-name="Standard">On nous a aussi dit : </text:p>
      <text:p text:style-name="Standard"/>
      <text:p text:style-name="P3">« C'est rendre accessible un sujet complexe »</text:p>
      <text:p text:style-name="P3"/>
      <text:p text:style-name="Standard">Oui mais plus que ça. Parce qu'on va expliquer ici, n'est en fin de compte pas si complexe</text:p>
      <text:p text:style-name="Standard">Pour nous, vulgariser c'est essayer d’intéresser quelqu'un à un sujet, de l'émerveiller, donner envie d'en savoir plus parce que apprendre ça fait du bien ! Nous sommes complètement subjectif, c'est aussi notre façon de vous rendre cette matière binaire, humaine. Pour reprendre la métaphore de lê, Si quand on joue aux fléchettes on marque toujours un peu a droite, visons un peu plus à gauche. </text:p>
      <text:p text:style-name="Standard">C'est ce que nous essayons de faire. Vous n'avez jamais testé un autre moteur de recherche que Google ? Vous avez un iphone dans la poche ? Très bien ! On est pas là pour vous jugez.</text:p>
      <text:p text:style-name="Standard"/>
      <text:p text:style-name="Standard"><text:s/>Bienvenue ! </text:p>
      <text:p text:style-name="Standard"/>
      <text:p text:style-name="Standard">Pour tout les technophobes, pour toutes les personnes qui n'acceptent pas les politiques de confidentialité, à tous les exclus de l'aire numérique, à ceux qui pensent que l'informatique c'est un truc chiant, pour les hommes gros à lunette ou pour ceux qui pensent que la vie c'était mieux avant internet. .</text:p>
      <text:p text:style-name="Standard">A tous ceux la, on espère les surprendre et leur donner goût à cette extraordinaire invention qui a changé nos vies de manière irrémédiable, pour le meilleur ou pour le pire. Et peut être que comme moi vous finirez par penser : </text:p>
      <text:p text:style-name="Standard"/>
      <text:p text:style-name="Standard">« Tant qu'il y aura de l'internet libre, il y aura de l'espoir »</text:p>
      <text:p text:style-name="Standard"><text:soft-page-break/></text:p>
      <text:p text:style-name="Standard">Ps : Et si vous n'êtes pas d'accord avec nous ou si vous trouvez des bêtises dans nos écrits n'hésitez pas à participer en envoyant vos remarques pour la zone d'expression libre p x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riette Lecouineur</meta:initial-creator>
    <meta:creation-date>2018-10-01T18:43:22.48</meta:creation-date>
    <dc:date>2018-10-05T11:12:30.70</dc:date>
    <dc:creator>Arriette Lecouineur</dc:creator>
    <meta:editing-duration>PT23H22M22S</meta:editing-duration>
    <meta:editing-cycles>4</meta:editing-cycles>
    <meta:generator>OpenOffice/4.1.5$Win32 OpenOffice.org_project/415m1$Build-9789</meta:generator>
    <meta:document-statistic meta:table-count="0" meta:image-count="0" meta:object-count="0" meta:page-count="2" meta:paragraph-count="21" meta:word-count="537" meta:character-count="2947"/>
  </office:meta>
</office:document-meta>
</file>